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4.288cm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8.601cm" table:align="center"/>
    </style:style>
    <style:style style:name="Table7.A" style:family="table-column">
      <style:table-column-properties style:column-width="8.601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15.399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0fbe41" officeooo:paragraph-rsid="000fbe41"/>
    </style:style>
    <style:style style:name="P2" style:family="paragraph" style:parent-style-name="Standard">
      <style:text-properties officeooo:rsid="000f9c17" officeooo:paragraph-rsid="000f9c1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4f250e" officeooo:paragraph-rsid="004f250e" style:font-weight-asian="bold" style:font-weight-complex="bold"/>
    </style:style>
    <style:style style:name="P5" style:family="paragraph" style:parent-style-name="Standard">
      <style:text-properties fo:font-style="normal" style:text-underline-style="none" fo:font-weight="normal" officeooo:rsid="00651d24" officeooo:paragraph-rsid="00651d2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65325f" officeooo:paragraph-rsid="0065325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6578e9" officeooo:paragraph-rsid="006578e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658d91" officeooo:paragraph-rsid="00658d9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667291" officeooo:paragraph-rsid="0066729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12f2f5" officeooo:paragraph-rsid="0012f2f5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normal" officeooo:rsid="00651d24" officeooo:paragraph-rsid="00651d2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normal" officeooo:rsid="0065325f" officeooo:paragraph-rsid="0065325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658d91" officeooo:paragraph-rsid="00658d9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normal" officeooo:rsid="00667291" officeooo:paragraph-rsid="0066729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4e677a" officeooo:paragraph-rsid="004e677a"/>
    </style:style>
    <style:style style:name="P16" style:family="paragraph" style:parent-style-name="Standard">
      <style:text-properties officeooo:rsid="004f250e" officeooo:paragraph-rsid="004f250e"/>
    </style:style>
    <style:style style:name="P17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51d24" officeooo:paragraph-rsid="00651d24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none" fo:font-weight="normal" officeooo:rsid="00658d91" officeooo:paragraph-rsid="00658d91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58d91" officeooo:paragraph-rsid="00658d91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67291" officeooo:paragraph-rsid="00667291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officeooo:rsid="0065325f" officeooo:paragraph-rsid="0065325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e677a" officeooo:paragraph-rsid="004e677a" style:font-weight-asian="bold" style:font-weight-complex="bold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7" style:family="paragraph" style:parent-style-name="Table_20_Contents">
      <style:text-properties officeooo:rsid="00667291" officeooo:paragraph-rsid="00667291"/>
    </style:style>
    <style:style style:name="P28" style:family="paragraph" style:parent-style-name="Title">
      <style:text-properties style:font-name="Ubuntu1" fo:font-size="28pt" fo:font-weight="bold" officeooo:rsid="00651d24" officeooo:paragraph-rsid="00651d24" style:font-name-asian="Droid Sans Fallback" style:font-size-asian="28pt" style:font-weight-asian="bold" style:font-name-complex="Droid Sans Devanagari" style:font-size-complex="28pt" style:font-weight-complex="bold"/>
    </style:style>
    <style:style style:name="T1" style:family="text">
      <style:text-properties officeooo:rsid="005115d3"/>
    </style:style>
    <style:style style:name="T2" style:family="text">
      <style:text-properties officeooo:rsid="006564b0"/>
    </style:style>
    <style:style style:name="T3" style:family="text">
      <style:text-properties officeooo:rsid="006578e9"/>
    </style:style>
    <style:style style:name="T4" style:family="text">
      <style:text-properties officeooo:rsid="00667291"/>
    </style:style>
    <style:style style:name="T5" style:family="text">
      <style:text-properties officeooo:rsid="0067bd74"/>
    </style:style>
    <style:style style:name="T6" style:family="text">
      <style:text-properties officeooo:rsid="00695655"/>
    </style:style>
    <style:style style:name="T7" style:family="text">
      <style:text-properties officeooo:rsid="006aa7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PL/65</text:p>
      <text:p text:style-name="P3">Written by Paul Robson November 2019</text:p>
      <text:p text:style-name="P2"/>
      <text:p text:style-name="P5">RPL/65 is a language which is close to FORTH, but is interpreted like BASIC. It has a built in assembler for the pieces of code that need to be fast.</text:p>
      <text:p text:style-name="P5"/>
      <text:p text:style-name="P5">The language is typeless, everything is 16 bit integers. </text:p>
      <text:p text:style-name="P5"/>
      <text:p text:style-name="P5">Most language elements, like FORTH, are simple words that operate on a stack. Many of them are the same as FORTH. However, there are several words that do not fit this pattern.</text:p>
      <text:p text:style-name="P5"/>
      <text:p text:style-name="P11">Constants</text:p>
      <text:p text:style-name="P11"/>
      <text:p text:style-name="P5">There are three types of constants. Decimal constants (0-65535), Hexadecimal constants, which are prefixed with a “$”, and string constants, which are surrounded by double quotes :</text:p>
      <text:p text:style-name="P5"/>
      <text:p text:style-name="P17">42 <text:tab/>$2A <text:tab/>“Hello, world!”</text:p>
      <text:p text:style-name="P5"/>
      <text:p text:style-name="P11">Comments</text:p>
      <text:p text:style-name="P11"/>
      <text:p text:style-name="P5">Comments are like strings, except they are in single quotes</text:p>
      <text:p text:style-name="P5"/>
      <text:p text:style-name="P17">‘This is a comment’</text:p>
      <text:p text:style-name="P5"/>
      <text:p text:style-name="P11">Definitions</text:p>
      <text:p text:style-name="P5"/>
      <text:p text:style-name="P5">Definition words begin with a colon, and continue to the next whitespace e.g. </text:p>
      <text:p text:style-name="P5"><text:tab/></text:p>
      <text:p text:style-name="P17">:print.word</text:p>
      <text:p text:style-name="P5"/>
      <text:p text:style-name="P5"/>
      <text:p text:style-name="P5"/>
      <text:p text:style-name="P21">Variable Access/Store</text:p>
      <text:p text:style-name="P12"/>
      <text:p text:style-name="P6">Variable access and store is completely different. Memory can still be written or read, as per <text:span text:style-name="T3">FORTH with words like ! and @. <text:s/>Variables work differently.</text:span></text:p>
      <text:p text:style-name="P6"/>
      <text:p text:style-name="P7">Firstly, there are 26 variables A-Z. These are permanent and fixed in memory, and not erased at the start of the program.</text:p>
      <text:p text:style-name="P6"/>
      <text:p text:style-name="P8">Variables have two forms, read and write. They are identical save write is prefixed with ^ (so a reads A to TOS, and ^a writes TOS to a). They can be postfixed either with [c] where c is a constant from 0-63, or with [] which indexes using the top of the stack. (so the two examples below array[4] and 4 array[] have the same effect).</text:p>
      <text:p text:style-name="P8"/>
      <text:p text:style-name="P19">count <text:tab/>^ab<text:tab/>test.name<text:tab/>array[4] <text:tab/>4 array[]</text:p>
      <text:p text:style-name="P18"/>
      <text:p text:style-name="P13">Syntax Analysis</text:p>
      <text:p text:style-name="P13"/>
      <text:p text:style-name="P8">Syntax analysis is done by spaces, except for ^ [ and ], which are tokenised singly.</text:p>
      <text:p text:style-name="P8"/>
      <text:p text:style-name="P13">Listing</text:p>
      <text:p text:style-name="P13"/>
      <text:p text:style-name="P8">Elements are seperated by spaces printed after, except ^ and [ are not followed by spaces. Also, if the next token is either [ or ], space prefixes are not included.</text:p>
      <text:p text:style-name="P6"/>
      <text:p text:style-name="P12"/>
      <text:p text:style-name="P21">Tokens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odes</text:p>
          </table:table-cell>
          <table:table-cell table:style-name="Table1.B1" office:value-type="string">
            <text:p text:style-name="P23">Meaning</text:p>
          </table:table-cell>
        </table:table-row>
        <table:table-row>
          <table:table-cell table:style-name="Table1.A2" office:value-type="string">
            <text:p text:style-name="P25">00</text:p>
          </table:table-cell>
          <table:table-cell table:style-name="Table1.B2" office:value-type="string">
            <text:p text:style-name="Table_20_Contents">End of Line</text:p>
          </table:table-cell>
        </table:table-row>
        <table:table-row>
          <table:table-cell table:style-name="Table1.A2" office:value-type="string">
            <text:p text:style-name="P25">01 xx &lt;text&gt;</text:p>
          </table:table-cell>
          <table:table-cell table:style-name="Table1.B3" office:value-type="string">
            <text:p text:style-name="Table_20_Contents">“Quoted String”. Xx is the length of the following text. Does not include quotes</text:p>
          </table:table-cell>
        </table:table-row>
        <table:table-row>
          <table:table-cell table:style-name="Table1.A2" office:value-type="string">
            <text:p text:style-name="P25">02 xx &lt;text&gt;</text:p>
          </table:table-cell>
          <table:table-cell table:style-name="Table1.B4" office:value-type="string">
            <text:p text:style-name="Table_20_Contents">Same but for ‘comment’</text:p>
          </table:table-cell>
        </table:table-row>
        <table:table-row>
          <table:table-cell table:style-name="Table1.A2" office:value-type="string">
            <text:p text:style-name="P25">03 xx &lt;text&gt;</text:p>
          </table:table-cell>
          <table:table-cell table:style-name="Table1.B5" office:value-type="string">
            <text:p text:style-name="Table_20_Contents">:Definition , does not include the :</text:p>
          </table:table-cell>
        </table:table-row>
        <table:table-row>
          <table:table-cell table:style-name="Table1.A2" office:value-type="string">
            <text:p text:style-name="P25">04 ll hh</text:p>
          </table:table-cell>
          <table:table-cell table:style-name="Table1.B6" office:value-type="string">
            <text:p text:style-name="Table_20_Contents">Long constant push on stack.</text:p>
          </table:table-cell>
        </table:table-row>
        <table:table-row>
          <table:table-cell table:style-name="Table1.A2" office:value-type="string">
            <text:p text:style-name="P25">05 ll hh</text:p>
          </table:table-cell>
          <table:table-cell table:style-name="Table1.B8" office:value-type="string">
            <text:p text:style-name="Table_20_Contents">Call to line number hhll</text:p>
          </table:table-cell>
        </table:table-row>
        <table:table-row>
          <table:table-cell table:style-name="Table1.A2" office:value-type="string">
            <text:p text:style-name="P25"><text:span text:style-name="T7">1</text:span>0-<text:span text:style-name="T7">4</text:span>F</text:p>
          </table:table-cell>
          <table:table-cell table:style-name="Table1.B8" office:value-type="string">
            <text:p text:style-name="Table_20_Contents">Constants representing 00-3F.</text:p>
          </table:table-cell>
        </table:table-row>
        <table:table-row>
          <table:table-cell table:style-name="Table1.A2" office:value-type="string">
            <text:p text:style-name="P25"><text:span text:style-name="T7">5</text:span>0-FF</text:p>
          </table:table-cell>
          <table:table-cell table:style-name="Table1.B9" office:value-type="string">
            <text:p text:style-name="Table_20_Contents">Tokens The first 26 are used for variable bodies, the second 26 are used to identify the last character. If <text:span text:style-name="T2">an identifier is just one character then the second is used.</text:span></text:p>
          </table:table-cell>
        </table:table-row>
      </table:table>
      <text:p text:style-name="P6"/>
      <text:p text:style-name="P14">Program Storage</text:p>
      <text:p text:style-name="P14"/>
      <text:p text:style-name="P9">Program storage is the </text:p>
      <text:p text:style-name="P9"/>
      <text:p text:style-name="P20">&lt;offset&gt; &lt;lsb line#&gt; &lt;msb line#&gt; &lt;code&gt; &lt;0&gt; format</text:p>
      <text:p text:style-name="P9"/>
      <text:p text:style-name="P9">with a zero offset indicating the end of the line.</text:p>
      <text:p text:style-name="P9"/>
      <text:p text:style-name="P5"/>
      <text:p text:style-name="P10"/>
      <text:p text:style-name="P22">Memory Usage</text:p>
      <text:p text:style-name="P15"/>
      <text:p text:style-name="P15">Memory usage is set up as follows :-</text:p>
      <text:p text:style-name="P15"/>
      <table:table table:name="Table7" table:style-name="Table7">
        <table:table-column table:style-name="Table7.A"/>
        <table:table-row>
          <table:table-cell table:style-name="Table7.A1" office:value-type="string">
            <text:p text:style-name="P25"><text:span text:style-name="T1">Fast </text:span>Variables and Hash Tables</text:p>
          </table:table-cell>
        </table:table-row>
        <table:table-row>
          <table:table-cell table:style-name="Table7.A2" office:value-type="string">
            <text:p text:style-name="P25">Tokenised Program Code</text:p>
          </table:table-cell>
        </table:table-row>
        <table:table-row>
          <table:table-cell table:style-name="Table7.A2" office:value-type="string">
            <text:p text:style-name="P25"><text:span text:style-name="T4">Line Number</text:span> Cache/<text:span text:style-name="T4">Index</text:span></text:p>
          </table:table-cell>
        </table:table-row>
        <table:table-row>
          <table:table-cell table:style-name="Table7.A2" office:value-type="string">
            <text:p text:style-name="P25"><text:span text:style-name="T1">Slower </text:span>Variables</text:p>
          </table:table-cell>
        </table:table-row>
        <table:table-row>
          <table:table-cell table:style-name="Table7.A2" office:value-type="string">
            <text:p text:style-name="P26">Free Memory</text:p>
          </table:table-cell>
        </table:table-row>
        <table:table-row>
          <table:table-cell table:style-name="Table7.A2" office:value-type="string">
            <text:p text:style-name="P25">Allocatable Memory</text:p>
          </table:table-cell>
        </table:table-row>
      </table:table>
      <text:p text:style-name="P15"/>
      <text:p text:style-name="P15">Allocatable Memory grows down from the top. The procedure cache is created at RUN, at variables grow downwards from the end of that cache.</text:p>
      <text:p text:style-name="P15"/>
      <text:p text:style-name="P4">Variable Memory</text:p>
      <text:p text:style-name="P16"/>
      <text:p text:style-name="P16">Variables <text:span text:style-name="T5">(apart from A-Z) </text:span>are stored in a series of linked lists, the header for each list is held in a hash table. The hash table has 16 entries. The hash <text:span text:style-name="T5">is simply the first character of the variable anded with 15</text:span>. Each entry is allocated as follows.</text:p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Offset</text:p>
          </table:table-cell>
          <table:table-cell table:style-name="Table8.B1" office:value-type="string">
            <text:p text:style-name="P23">Data</text:p>
          </table:table-cell>
        </table:table-row>
        <table:table-row>
          <table:table-cell table:style-name="Table8.A2" office:value-type="string">
            <text:p text:style-name="P25">+0,+1</text:p>
          </table:table-cell>
          <table:table-cell table:style-name="Table8.B2" office:value-type="string">
            <text:p text:style-name="Table_20_Contents">Link to the next variable – the end of the list – the last variableis indicated by having a link of $0000. </text:p>
          </table:table-cell>
        </table:table-row>
        <table:table-row>
          <table:table-cell table:style-name="Table8.A2" office:value-type="string">
            <text:p text:style-name="P25">+2,+3</text:p>
          </table:table-cell>
          <table:table-cell table:style-name="Table8.B2" office:value-type="string">
            <text:p text:style-name="P27">Pointer to the name of the variable encoded as a token.</text:p>
          </table:table-cell>
        </table:table-row>
        <table:table-row>
          <table:table-cell table:style-name="Table8.A2" office:value-type="string">
            <text:p text:style-name="P25">+4,+5 </text:p>
          </table:table-cell>
          <table:table-cell table:style-name="Table8.B2" office:value-type="string">
            <text:p text:style-name="Table_20_Contents">Value of the variable.</text:p>
          </table:table-cell>
        </table:table-row>
      </table:table>
      <text:p text:style-name="P16"/>
      <text:p text:style-name="P16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be41" officeooo:paragraph-rsid="000fbe4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8:34:45.737657015</meta:creation-date>
    <meta:generator>LibreOffice/6.3.2.2$Linux_X86_64 LibreOffice_project/30$Build-2</meta:generator>
    <dc:date>2019-11-12T09:40:50.163026894</dc:date>
    <meta:editing-duration>PT2H42M41S</meta:editing-duration>
    <meta:editing-cycles>91</meta:editing-cycles>
    <meta:document-statistic meta:table-count="3" meta:image-count="0" meta:object-count="0" meta:page-count="4" meta:paragraph-count="67" meta:word-count="572" meta:character-count="3173" meta:non-whitespace-character-count="2654"/>
  </office:meta>
</office:document-meta>
</file>